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7a4b0" officeooo:paragraph-rsid="00106a6b"/>
    </style:style>
    <style:style style:name="P2" style:family="paragraph" style:parent-style-name="Heading_20_1">
      <style:text-properties officeooo:rsid="0007a4b0" officeooo:paragraph-rsid="00106a6b"/>
    </style:style>
    <style:style style:name="T1" style:family="text">
      <style:text-properties officeooo:rsid="00106a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 text:c="7"/>2D multiplayer car game – <text:span text:style-name="T1">Design</text:span></text:h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2:24:25.654214502</meta:creation-date>
    <meta:generator>LibreOffice/7.3.7.2$Linux_X86_64 LibreOffice_project/30$Build-2</meta:generator>
    <dc:date>2024-03-07T14:27:42.849258112</dc:date>
    <meta:editing-duration>PT1H40M6S</meta:editing-duration>
    <meta:editing-cycles>2</meta:editing-cycles>
    <meta:document-statistic meta:table-count="0" meta:image-count="0" meta:object-count="0" meta:page-count="1" meta:paragraph-count="1" meta:word-count="5" meta:character-count="39" meta:non-whitespace-character-count="27"/>
  </office:meta>
</office:document-meta>
</file>